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1024" table:number-rows-spanned="1" table:style-name="ce2">
            <text:p>Batch Size 2 Alpha 1 Beta 10 Learning Rate 0.0010</text:p>
          </table:table-cell>
          <table:covered-table-cell table:number-columns-repeated="1023"/>
          <table:table-cell table:number-columns-repeated="15360"/>
        </table:table-row>
        <table:table-row table:style-name="ro2">
          <table:table-cell office:value-type="string" table:style-name="ce1">
            <text:p>car_detection AP</text:p>
          </table:table-cell>
          <table:table-cell office:value-type="float" office:value="66.694275000000005" table:style-name="ce1">
            <text:p>66.694275</text:p>
          </table:table-cell>
          <table:table-cell office:value-type="float" office:value="61.794047999999997" table:style-name="ce1">
            <text:p>61.794048</text:p>
          </table:table-cell>
          <table:table-cell office:value-type="float" office:value="56.704200999999998" table:style-name="ce1">
            <text:p>56.70420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orientation AP</text:p>
          </table:table-cell>
          <table:table-cell office:value-type="float" office:value="29.60228" table:style-name="ce1">
            <text:p>29.60228</text:p>
          </table:table-cell>
          <table:table-cell office:value-type="float" office:value="26.724779000000002" table:style-name="ce1">
            <text:p>26.724779</text:p>
          </table:table-cell>
          <table:table-cell office:value-type="float" office:value="24.898244999999999" table:style-name="ce1">
            <text:p>24.89824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detection_ground</text:p>
          </table:table-cell>
          <table:table-cell office:value-type="float" office:value="83.221396999999996" table:style-name="ce1">
            <text:p>83.221397</text:p>
          </table:table-cell>
          <table:table-cell office:value-type="float" office:value="71.564475999999999" table:style-name="ce1">
            <text:p>71.564476</text:p>
          </table:table-cell>
          <table:table-cell office:value-type="float" office:value="65.815987000000007" table:style-name="ce1">
            <text:p>65.81598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detection_3d AP</text:p>
          </table:table-cell>
          <table:table-cell office:value-type="float" office:value="44.193409000000003" table:style-name="ce1">
            <text:p>44.193409</text:p>
          </table:table-cell>
          <table:table-cell office:value-type="float" office:value="37.166308999999998" table:style-name="ce1">
            <text:p>37.166309</text:p>
          </table:table-cell>
          <table:table-cell office:value-type="float" office:value="34.312012000000003" table:style-name="ce1">
            <text:p>34.312012</text:p>
          </table:table-cell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number-columns-spanned="1024" table:number-rows-spanned="1" table:style-name="ce2">
            <text:p>Pre Trained Car</text:p>
          </table:table-cell>
          <table:covered-table-cell table:number-columns-repeated="1023"/>
          <table:table-cell table:number-columns-repeated="15360"/>
        </table:table-row>
        <table:table-row table:style-name="ro2">
          <table:table-cell office:value-type="string" table:style-name="ce1">
            <text:p>car_detection AP</text:p>
          </table:table-cell>
          <table:table-cell office:value-type="float" office:value="65.951279" table:style-name="ce1">
            <text:p>65.951279</text:p>
          </table:table-cell>
          <table:table-cell office:value-type="float" office:value="56.683436999999998" table:style-name="ce1">
            <text:p>56.683437</text:p>
          </table:table-cell>
          <table:table-cell office:value-type="float" office:value="55.972510999999997" table:style-name="ce1">
            <text:p>55.97251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orientation AP</text:p>
          </table:table-cell>
          <table:table-cell office:value-type="float" office:value="29.448753" table:style-name="ce1">
            <text:p>29.448753</text:p>
          </table:table-cell>
          <table:table-cell office:value-type="float" office:value="24.406552999999999" table:style-name="ce1">
            <text:p>24.406553</text:p>
          </table:table-cell>
          <table:table-cell office:value-type="float" office:value="24.823098999999999" table:style-name="ce1">
            <text:p>24.82309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detection_ground</text:p>
          </table:table-cell>
          <table:table-cell office:value-type="float" office:value="81.242408999999995" table:style-name="ce1">
            <text:p>81.242409</text:p>
          </table:table-cell>
          <table:table-cell office:value-type="float" office:value="70.672707000000003" table:style-name="ce1">
            <text:p>70.672707</text:p>
          </table:table-cell>
          <table:table-cell office:value-type="float" office:value="65.347594999999998" table:style-name="ce1">
            <text:p>65.3475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detection_3d AP</text:p>
          </table:table-cell>
          <table:table-cell office:value-type="float" office:value="40.000149" table:style-name="ce1">
            <text:p>40.000149</text:p>
          </table:table-cell>
          <table:table-cell office:value-type="float" office:value="34.892158999999999" table:style-name="ce1">
            <text:p>34.892159</text:p>
          </table:table-cell>
          <table:table-cell office:value-type="float" office:value="31.376111999999999" table:style-name="ce1">
            <text:p>31.376112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6384" table:number-rows-spanned="1" table:style-name="ce3">
            <text:p>Batch Size 2 Alpha 1.5 Beta 1 Learning Rate 0.001 SGD</text:p>
          </table:table-cell>
          <table:covered-table-cell table:number-columns-repeated="16383"/>
        </table:table-row>
        <table:table-row table:style-name="ro2">
          <table:table-cell office:value-type="string" table:style-name="ce1">
            <text:p>car_detection AP</text:p>
          </table:table-cell>
          <table:table-cell office:value-type="float" office:value="54.131399999999999" table:style-name="ce1">
            <text:p>54.1314</text:p>
          </table:table-cell>
          <table:table-cell office:value-type="float" office:value="51.987816000000002" table:style-name="ce1">
            <text:p>51.987816</text:p>
          </table:table-cell>
          <table:table-cell office:value-type="float" office:value="49.845999999999997" table:style-name="ce1">
            <text:p>49.84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orientation AP</text:p>
          </table:table-cell>
          <table:table-cell office:value-type="float" office:value="24.368808999999999" table:style-name="ce1">
            <text:p>24.368809</text:p>
          </table:table-cell>
          <table:table-cell office:value-type="float" office:value="22.992683" table:style-name="ce1">
            <text:p>22.992683</text:p>
          </table:table-cell>
          <table:table-cell office:value-type="float" office:value="22.404900000000001" table:style-name="ce1">
            <text:p>22.404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detection_ground</text:p>
          </table:table-cell>
          <table:table-cell office:value-type="float" office:value="67.788600000000002" table:style-name="ce1">
            <text:p>67.7886</text:p>
          </table:table-cell>
          <table:table-cell office:value-type="float" office:value="60.139378000000001" table:style-name="ce1">
            <text:p>60.139378</text:p>
          </table:table-cell>
          <table:table-cell office:value-type="float" office:value="57.110560999999997" table:style-name="ce1">
            <text:p>57.11056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_detection_3d AP</text:p>
          </table:table-cell>
          <table:table-cell office:value-type="float" office:value="27.949508999999999" table:style-name="ce1">
            <text:p>27.949509</text:p>
          </table:table-cell>
          <table:table-cell office:value-type="float" office:value="24.58765" table:style-name="ce1">
            <text:p>24.58765</text:p>
          </table:table-cell>
          <table:table-cell office:value-type="float" office:value="23.919827000000002" table:style-name="ce1">
            <text:p>23.91982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6384" table:number-rows-spanned="1" table:style-name="ce3">
            <text:p>Batch Size 2 Alpha 1.5 Beta 1 Learning Rate 0.001</text:p>
          </table:table-cell>
          <table:covered-table-cell table:number-columns-repeated="16383"/>
        </table:table-row>
        <table:table-row table:style-name="ro2">
          <table:table-cell office:value-type="string" table:style-name="ce1">
            <text:p>car_detection AP</text:p>
          </table:table-cell>
          <table:table-cell office:value-type="float" office:value="58.139949999999999" table:style-name="ce1">
            <text:p>58.13995</text:p>
          </table:table-cell>
          <table:table-cell office:value-type="float" office:value="55.034438999999999" table:style-name="ce1">
            <text:p>55.034439</text:p>
          </table:table-cell>
          <table:table-cell office:value-type="float" office:value="52.658123000000003" table:style-name="ce1">
            <text:p>52.65812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_orientation AP</text:p>
          </table:table-cell>
          <table:table-cell office:value-type="float" office:value="26.278300999999999" table:style-name="ce1">
            <text:p>26.278301</text:p>
          </table:table-cell>
          <table:table-cell office:value-type="float" office:value="24.518843" table:style-name="ce1">
            <text:p>24.518843</text:p>
          </table:table-cell>
          <table:table-cell office:value-type="float" office:value="24.071135000000002" table:style-name="ce1">
            <text:p>24.0711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_detection_ground</text:p>
          </table:table-cell>
          <table:table-cell office:value-type="float" office:value="71.448043999999996" table:style-name="ce1">
            <text:p>71.448044</text:p>
          </table:table-cell>
          <table:table-cell office:value-type="float" office:value="62.753642999999997" table:style-name="ce1">
            <text:p>62.753643</text:p>
          </table:table-cell>
          <table:table-cell office:value-type="float" office:value="59.436680000000003" table:style-name="ce1">
            <text:p>59.4366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_detection_3d AP</text:p>
          </table:table-cell>
          <table:table-cell office:value-type="float" office:value="29.088995000000001" table:style-name="ce1">
            <text:p>29.088995</text:p>
          </table:table-cell>
          <table:table-cell office:value-type="float" office:value="25.889782" table:style-name="ce1">
            <text:p>25.889782</text:p>
          </table:table-cell>
          <table:table-cell office:value-type="float" office:value="25.196235999999999" table:style-name="ce1">
            <text:p>25.196236</text:p>
          </table:table-cell>
          <table:table-cell table:number-columns-repeated="16380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Jones Agwata</meta:initial-creator>
    <dc:creator>Jones Agwata</dc:creator>
    <meta:creation-date>2018-06-26T08:33:18Z</meta:creation-date>
    <dc:date>2018-06-27T16:28:58Z</dc:date>
    <meta:editing-cycles>3</meta:editing-cycles>
    <meta:editing-duration>PT10894S</meta:editing-duration>
  </office:meta>
</office:document-meta>
</file>